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" svg:font-family="Courier" style:font-family-generic="modern" style:font-pitch="variable"/>
    <style:font-face style:name="AndaleMono" svg:font-family="AndaleMon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urier" fo:font-size="8pt" style:text-underline-style="none" fo:font-weight="bold" officeooo:rsid="0017b6cb" officeooo:paragraph-rsid="0017b6cb" style:font-size-asian="8pt" style:font-weight-asian="bold" style:font-size-complex="8pt" style:font-weight-complex="bold"/>
    </style:style>
    <style:style style:name="P2" style:family="paragraph" style:parent-style-name="Standard">
      <style:text-properties fo:color="#000000" style:font-name="Courier" fo:font-size="8pt" style:text-underline-style="none" fo:font-weight="bold" officeooo:rsid="0015b731" officeooo:paragraph-rsid="0015b731" style:font-size-asian="8pt" style:font-weight-asian="bold" style:font-size-complex="8pt" style:font-weight-complex="bold"/>
    </style:style>
    <style:style style:name="P3" style:family="paragraph" style:parent-style-name="Standard">
      <style:text-properties fo:color="#000000" style:font-name="Courier" fo:font-size="8pt" style:text-underline-style="none" fo:font-weight="bold" officeooo:rsid="00186ad0" officeooo:paragraph-rsid="00186ad0" style:font-size-asian="8pt" style:font-weight-asian="bold" style:font-size-complex="8pt" style:font-weight-complex="bold"/>
    </style:style>
    <style:style style:name="P4" style:family="paragraph" style:parent-style-name="Standard">
      <style:text-properties fo:color="#000000" style:font-name="Courier" fo:font-size="8pt" style:text-underline-style="none" fo:font-weight="normal" officeooo:rsid="0017b6cb" officeooo:paragraph-rsid="0017b6cb" style:font-size-asian="8pt" style:font-weight-asian="normal" style:font-size-complex="8pt" style:font-weight-complex="normal"/>
    </style:style>
    <style:style style:name="P5" style:family="paragraph" style:parent-style-name="Standard">
      <style:text-properties fo:color="#000000" style:font-name="Courier" fo:font-size="8pt" style:text-underline-style="none" fo:font-weight="normal" officeooo:rsid="0015b731" officeooo:paragraph-rsid="0015b731" style:font-size-asian="8pt" style:font-weight-asian="normal" style:font-size-complex="8pt" style:font-weight-complex="normal"/>
    </style:style>
    <style:style style:name="P6" style:family="paragraph" style:parent-style-name="Standard">
      <style:text-properties fo:color="#000000" style:font-name="Courier" fo:font-size="8pt" style:text-underline-style="none" fo:font-weight="normal" officeooo:rsid="00186ad0" officeooo:paragraph-rsid="00186ad0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Courier" fo:font-size="8pt" style:text-underline-style="none" style:font-size-asian="8pt" style:font-size-complex="8pt"/>
    </style:style>
    <style:style style:name="P8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Courier" fo:font-size="8pt" style:font-size-asian="8pt" style:font-size-complex="8pt"/>
    </style:style>
    <style:style style:name="P9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Courier" fo:font-size="8pt" fo:background-color="transparent" style:font-size-asian="8pt" style:font-size-complex="8pt"/>
    </style:style>
    <style:style style:name="P10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fo:font-size="8pt" fo:background-color="transparent" style:font-size-asian="8pt" style:font-size-complex="8pt"/>
    </style:style>
    <style:style style:name="P11" style:family="paragraph" style:parent-style-name="Standard">
      <style:text-properties fo:color="#000000" fo:font-size="8pt" style:text-underline-style="none" fo:font-weight="normal" officeooo:rsid="00186ad0" officeooo:paragraph-rsid="00186ad0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style:text-properties fo:color="#000000" fo:font-size="8pt" style:text-underline-style="none" fo:font-weight="normal" officeooo:rsid="001899d2" officeooo:paragraph-rsid="001899d2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T1" style:family="text">
      <style:text-properties fo:color="#2fff12" style:font-name="AndaleMono" fo:font-size="12pt" style:font-size-asian="12pt"/>
    </style:style>
    <style:style style:name="T2" style:family="text">
      <style:text-properties fo:color="#2fff12" style:font-name="AndaleMono" fo:font-size="12pt" style:text-underline-style="none" style:font-size-asian="12pt"/>
    </style:style>
    <style:style style:name="T3" style:family="text">
      <style:text-properties fo:color="#2fb41d" style:font-name="AndaleMono" fo:font-size="12pt" style:text-underline-style="solid" style:text-underline-width="auto" style:text-underline-color="font-color" style:font-size-asian="12pt"/>
    </style:style>
    <style:style style:name="T4" style:family="text">
      <style:text-properties fo:color="#2fb41d" style:font-name="AndaleMono" fo:font-size="12pt" style:text-underline-style="none" style:font-size-asian="12pt"/>
    </style:style>
    <style:style style:name="T5" style:family="text">
      <style:text-properties fo:color="#2fb41d" style:font-name="AndaleMono" fo:font-size="12pt" style:font-size-asian="12pt"/>
    </style:style>
    <style:style style:name="T6" style:family="text">
      <style:text-properties fo:color="#9fa01c" style:font-name="AndaleMono" fo:font-size="12pt" style:text-underline-style="none" style:font-size-asian="12pt"/>
    </style:style>
    <style:style style:name="T7" style:family="text">
      <style:text-properties fo:color="#9fa01c" style:font-name="AndaleMono" fo:font-size="12pt" style:font-size-asian="12pt"/>
    </style:style>
    <style:style style:name="T8" style:family="text">
      <style:text-properties style:font-name="AndaleMono"/>
    </style:style>
    <style:style style:name="T9" style:family="text">
      <style:text-properties style:font-name="AndaleMono" style:text-underline-style="solid" style:text-underline-width="auto" style:text-underline-color="font-color"/>
    </style:style>
    <style:style style:name="T10" style:family="text">
      <style:text-properties style:font-name="AndaleMono" style:text-underline-style="solid" style:text-underline-width="auto" style:text-underline-color="font-color"/>
    </style:style>
    <style:style style:name="T11" style:family="text">
      <style:text-properties style:font-name="AndaleMono" style:text-underline-style="none"/>
    </style:style>
    <style:style style:name="T12" style:family="text">
      <style:text-properties style:font-name="AndaleMono" style:text-underline-style="none"/>
    </style:style>
    <style:style style:name="T13" style:family="text">
      <style:text-properties style:font-name="AndaleMono" style:text-underline-style="none"/>
    </style:style>
    <style:style style:name="T14" style:family="text">
      <style:text-properties style:font-name="AndaleMono" style:text-underline-style="none"/>
    </style:style>
    <style:style style:name="T15" style:family="text">
      <style:text-properties style:font-name="AndaleMono" fo:font-size="12pt" style:font-size-asian="12pt"/>
    </style:style>
    <style:style style:name="T16" style:family="text">
      <style:text-properties style:font-name="AndaleMono" fo:font-size="12pt" style:font-size-asian="12pt"/>
    </style:style>
    <style:style style:name="T17" style:family="text">
      <style:text-properties style:font-name="AndaleMono" fo:font-size="12pt" style:font-size-asian="12pt"/>
    </style:style>
    <style:style style:name="T18" style:family="text">
      <style:text-properties style:font-name="AndaleMono" fo:font-size="12pt" style:text-underline-style="solid" style:text-underline-width="auto" style:text-underline-color="font-color" style:font-size-asian="12pt"/>
    </style:style>
    <style:style style:name="T19" style:family="text">
      <style:text-properties style:font-name="AndaleMono" fo:font-size="12pt" style:text-underline-style="none" style:font-size-asian="12pt"/>
    </style:style>
    <style:style style:name="T20" style:family="text">
      <style:text-properties style:font-name="AndaleMono" fo:font-size="12pt" style:text-underline-style="none" style:font-size-asian="12pt"/>
    </style:style>
    <style:style style:name="T21" style:family="text">
      <style:text-properties style:font-name="AndaleMono" fo:font-size="12pt" style:text-underline-style="none" style:font-size-asian="12pt"/>
    </style:style>
    <style:style style:name="T22" style:family="text">
      <style:text-properties style:font-name="AndaleMono"/>
    </style:style>
    <style:style style:name="T23" style:family="text">
      <style:text-properties style:font-name="AndaleMono"/>
    </style:style>
    <style:style style:name="T24" style:family="text">
      <style:text-properties style:font-name="AndaleMono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none"/>
    </style:style>
    <style:style style:name="T28" style:family="text">
      <style:text-properties style:text-underline-style="none"/>
    </style:style>
    <style:style style:name="T29" style:family="text">
      <style:text-properties style:text-underline-style="none"/>
    </style:style>
    <style:style style:name="T30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CE ROUTES FROM (WOODS HOLE CAFE OBSESSION)</text:p>
      <text:p text:style-name="P4"/>
      <text:p text:style-name="P4">[03:03:46 @<text:span text:style-name="T25">OSX</text:span>:~/] $ traceroute www.mit.edu</text:p>
      <text:p text:style-name="P7">traceroute to e9566.dscb.akamaiedge.net (23.48.126.184), 64 hops max, 52 byte packets</text:p>
      <text:p text:style-name="P7"><text:s/>1 <text:s/>10.1.10.1 (10.1.10.1) <text:s/>10.207 ms <text:s/>9.575 ms <text:s/>9.812 ms</text:p>
      <text:p text:style-name="P7"><text:s/>2 <text:s/>96.120.64.161 (96.120.64.161) <text:s/>31.405 ms <text:s/>19.283 ms <text:s/>31.042 ms</text:p>
      <text:p text:style-name="P7"><text:s/>3 <text:s/>te-5-8-ur01.mashpee.ma.boston.comcast.net (68.87.183.81) <text:s/>20.556 ms <text:s/>39.515 ms <text:s/>30.024 ms</text:p>
      <text:p text:style-name="P7"><text:s/>4 <text:s/>be-113-ar01.needham.ma.boston.comcast.net (68.85.37.93) <text:s/>30.299 ms <text:s/>39.881 ms <text:s/>30.140 ms</text:p>
      <text:p text:style-name="P7"><text:s/>5 <text:s/>he-1-3-0-0-ar01.woburn.ma.boston.comcast.net (69.139.221.202) <text:s/>29.928 ms <text:s/>39.556 ms <text:s/>30.403 ms</text:p>
      <text:p text:style-name="P7"><text:s/>6 <text:s/>a23-48-126-184.deploy.static.akamaitechnologies.com (23.48.126.184) <text:s/>29.767 ms <text:s/>25.003 ms <text:s/>24.812 ms</text:p>
      <text:p text:style-name="P8"><text:span text:style-name="T27">[03:06:05 @</text:span><text:span text:style-name="T25">OSX</text:span><text:span text:style-name="T27">:~/] $ traceroute whoi.edu</text:span></text:p>
      <text:p text:style-name="P7">traceroute: unknown host whoi.edu</text:p>
      <text:p text:style-name="P8"><text:span text:style-name="T27">[03:06:16 @</text:span><text:span text:style-name="T25">OSX</text:span><text:span text:style-name="T27">:~/] $ traceroute www.whoi.edu</text:span></text:p>
      <text:p text:style-name="P7">traceroute to vishnu.whoi.edu (128.128.76.17), 64 hops max, 52 byte packets</text:p>
      <text:p text:style-name="P7"><text:s/>1 <text:s/>10.1.10.1 (10.1.10.1) <text:s/>4.591 ms <text:s/>9.774 ms <text:s/>2.368 ms</text:p>
      <text:p text:style-name="P7"><text:s/>2 <text:s/>96.120.64.161 (96.120.64.161) <text:s/>16.801 ms <text:s/>31.635 ms <text:s/>17.731 ms</text:p>
      <text:p text:style-name="P7"><text:s/>3 <text:s/>te-9-8-ur02.mashpee.ma.boston.comcast.net (68.87.183.193) <text:s/>20.243 ms <text:s/>19.393 ms <text:s/>31.648 ms</text:p>
      <text:p text:style-name="P7"><text:s/>4 <text:s/>50-232-79-94-static.hfc.comcastbusiness.net (50.232.79.94) <text:s/>28.744 ms <text:s/>29.814 ms <text:s/>30.214 ms</text:p>
      <text:p text:style-name="P7"><text:s/>5 <text:s/>* *^C</text:p>
      <text:p text:style-name="P8"><text:span text:style-name="T27">[03:06:30 @</text:span><text:span text:style-name="T25">OSX</text:span><text:span text:style-name="T27">:~/] $ traceroute www.mbl.edu</text:span></text:p>
      <text:p text:style-name="P7">traceroute to www.mbl.edu (74.208.161.193), 64 hops max, 52 byte packets</text:p>
      <text:p text:style-name="P7"><text:s/>1 <text:s/>10.1.10.1 (10.1.10.1) <text:s/>23.308 ms <text:s/>12.798 ms <text:s/>6.256 ms</text:p>
      <text:p text:style-name="P7"><text:s/>2 <text:s/>96.120.64.161 (96.120.64.161) <text:s/>30.122 ms <text:s/>24.944 ms <text:s/>14.093 ms</text:p>
      <text:p text:style-name="P7"><text:s/>3 <text:s/>te-9-8-ur02.mashpee.ma.boston.comcast.net (68.87.183.193) <text:s/>20.318 ms <text:s/>19.306 ms <text:s/>30.100 ms</text:p>
      <text:p text:style-name="P7"><text:s/>4 <text:s/>be-113-ar01.needham.ma.boston.comcast.net (68.85.37.93) <text:s/>30.133 ms <text:s/>29.479 ms <text:s/>30.059 ms</text:p>
      <text:p text:style-name="P7"><text:s/>5 <text:s/>4.68.71.217 (4.68.71.217) <text:s/>27.728 ms <text:s/>52.708 ms <text:s/>29.475 ms</text:p>
      <text:p text:style-name="P7"><text:s/>6 <text:s/>ae-5-5.car1.kansascity1.level3.net (4.69.135.229) <text:s/>81.608 ms <text:s/>92.859 ms <text:s/>77.486 ms</text:p>
      <text:p text:style-name="P7"><text:s/>7 <text:s/>11-internet.car1.kansascity1.level3.net (4.53.32.10) <text:s/>99.632 ms <text:s/>69.723 ms <text:s/>81.309 ms</text:p>
      <text:p text:style-name="P7"><text:s/>8 <text:s/>ae-10.bb-c.slr.lxa.us.oneandone.net (74.208.6.106) <text:s/>80.030 ms <text:s/>78.431 ms <text:s/>81.374 ms</text:p>
      <text:p text:style-name="P7"><text:s/>9 <text:s/>ae-10.gw-distp-a.slr.lxa.us.oneandone.net (74.208.1.101) <text:s/>62.187 ms <text:s/>69.922 ms <text:s/>75.438 ms</text:p>
      <text:p text:style-name="P7">10 <text:s/>ae-1.gw-prtr-r3-1a.slr.lxa.us.oneandone.net (74.208.1.173) <text:s/>64.627 ms <text:s/>70.491 ms <text:s/>76.783 ms</text:p>
      <text:p text:style-name="P7">11 <text:s/>*^C</text:p>
      <text:p text:style-name="P8"><text:span text:style-name="T27">[03:06:44 @</text:span><text:span text:style-name="T25">OSX</text:span><text:span text:style-name="T27">:~/] $ traceroute facebook.com</text:span></text:p>
      <text:p text:style-name="P7">traceroute to facebook.com (31.13.65.1), 64 hops max, 52 byte packets</text:p>
      <text:p text:style-name="P7"><text:s/>1 <text:s/>10.1.10.1 (10.1.10.1) <text:s/>9.870 ms <text:s/>5.118 ms <text:s/>2.616 ms</text:p>
      <text:p text:style-name="P7"><text:s/>2 <text:s/>96.120.64.161 (96.120.64.161) <text:s/>12.414 ms <text:s/>13.701 ms <text:s/>22.245 ms</text:p>
      <text:p text:style-name="P7"><text:s/>3 <text:s/>te-5-8-ur01.mashpee.ma.boston.comcast.net (68.87.183.81) <text:s/>12.633 ms <text:s/>19.345 ms <text:s/>28.257 ms</text:p>
      <text:p text:style-name="P7"><text:s/>4 <text:s/>be-113-ar01.needham.ma.boston.comcast.net (68.85.37.93) <text:s/>33.612 ms <text:s/>26.378 ms <text:s/>21.354 ms</text:p>
      <text:p text:style-name="P7"><text:s/>5 <text:s/>be-7015-cr01.newyork.ny.ibone.comcast.net (68.86.90.217) <text:s/>30.446 ms <text:s/>35.358 ms <text:s/>40.964 ms</text:p>
      <text:p text:style-name="P7"><text:s/>6 <text:s/>be-10102-cr02.ashburn.va.ibone.comcast.net (68.86.85.25) <text:s/>40.863 ms <text:s/>39.046 ms <text:s/>39.724 ms</text:p>
      <text:p text:style-name="P7"><text:s/>7 <text:s/>be-10114-cr02.56marietta.ga.ibone.comcast.net (68.86.85.10) <text:s/>70.199 ms <text:s/>69.690 ms <text:s/>69.787 ms</text:p>
      <text:p text:style-name="P7"><text:s/>8 <text:s/>he-0-11-0-1-pe04.56marietta.ga.ibone.comcast.net (68.86.89.94) <text:s/>71.639 ms <text:s/>59.829 ms <text:s/>60.347 ms</text:p>
      <text:p text:style-name="P7"><text:s/>9 <text:s/>as32934-1-c.56marietta.ga.ibone.comcast.net (66.208.228.2) <text:s/>61.487 ms <text:s/>63.190 ms <text:s/>58.039 ms</text:p>
      <text:p text:style-name="P7">10 <text:s/>po101.psw01c.atl3.tfbnw.net (31.13.26.97) <text:s/>69.596 ms</text:p>
      <text:p text:style-name="P7"><text:s text:c="4"/>po101.psw01a.lax1.tfbnw.net (31.13.25.175) <text:s/>63.935 ms</text:p>
      <text:p text:style-name="P7"><text:s text:c="4"/>po101.psw01c.atl3.tfbnw.net (31.13.26.97) <text:s/>54.815 ms</text:p>
      <text:p text:style-name="P7">11 <text:s/>msw1ad.01.atl3.tfbnw.net (173.252.64.248) <text:s/>61.744 ms</text:p>
      <text:p text:style-name="P7"><text:s text:c="4"/>msw1ac.01.atl3.tfbnw.net (173.252.65.108) <text:s/>60.086 ms</text:p>
      <text:p text:style-name="P7"><text:s text:c="4"/>msw1ai.01.atl3.tfbnw.net (173.252.65.111) <text:s/>60.155 ms</text:p>
      <text:p text:style-name="P7">12 <text:s/>edge-star-shv-01-atl1.facebook.com (31.13.65.1) <text:s/>69.283 ms <text:s/>79.788 ms <text:s/>70.897 ms</text:p>
      <text:p text:style-name="P8"><text:span text:style-name="T27">[03:06:58 @</text:span><text:span text:style-name="T25">OSX</text:span><text:span text:style-name="T27">:~/] $ traceroute googe.com</text:span></text:p>
      <text:p text:style-name="P7">traceroute to googe.com (162.243.20.86), 64 hops max, 52 byte packets</text:p>
      <text:p text:style-name="P7"><text:s/>1 <text:s/>10.1.10.1 (10.1.10.1) <text:s/>6.316 ms <text:s/>2.635 ms <text:s/>11.512 ms</text:p>
      <text:p text:style-name="P7"><text:s/>2 <text:s/>96.120.64.161 (96.120.64.161) <text:s/>17.479 ms <text:s/>19.731 ms <text:s/>19.995 ms</text:p>
      <text:p text:style-name="P7"><text:s/>3 <text:s/>te-5-8-ur01.mashpee.ma.boston.comcast.net (68.87.183.81) <text:s/>30.064 ms <text:s/>31.237 ms <text:s/>28.414 ms</text:p>
      <text:p text:style-name="P7"><text:s/>4 <text:s/>be-113-ar01.needham.ma.boston.comcast.net (68.85.37.93) <text:s/>19.826 ms <text:s/>29.751 ms <text:s/>31.729 ms</text:p>
      <text:p text:style-name="P7"><text:s/>5 <text:s/>be-7015-cr01.newyork.ny.ibone.comcast.net (68.86.90.217) <text:s/>38.145 ms <text:s/>40.398 ms <text:s/>39.839 ms</text:p>
      <text:p text:style-name="P7"><text:s/>6 <text:s/>be-10203-cr02.newyork.ny.ibone.comcast.net (68.86.85.54) <text:s/>30.761 ms <text:s/>41.294 ms <text:s/>38.207 ms</text:p>
      <text:p text:style-name="P7"><text:s/>7 <text:s/>he-0-11-0-1-pe02.111eighthave.ny.ibone.comcast.net (68.86.87.226) <text:s/>30.584 ms <text:s/>39.724 ms <text:s/>40.266 ms</text:p>
      <text:p text:style-name="P7"><text:s/>8 <text:s/>50.242.151.70 (50.242.151.70) <text:s/>71.723 ms <text:s/>59.385 ms <text:s/>60.422 ms</text:p>
      <text:p text:style-name="P7"><text:s/>9 <text:s/>xe-0-3-0-21.r05.nycmny01.us.ce.gin.ntt.net (129.250.203.86) <text:s/>28.426 ms <text:s/>34.078 ms <text:s/>30.185 ms</text:p>
      <text:p text:style-name="P7">10 <text:s/>192.241.164.234 (192.241.164.234) <text:s/>39.593 ms</text:p>
      <text:p text:style-name="P7"><text:s text:c="4"/>192.241.164.242 (192.241.164.242) <text:s/>29.892 ms</text:p>
      <text:p text:style-name="P7"><text:s text:c="4"/>192.241.164.234 (192.241.164.234) <text:s/>35.794 ms</text:p>
      <text:p text:style-name="P4">11 <text:s/>* * *</text:p>
      <text:p text:style-name="P5"/>
      <text:p text:style-name="P2"/>
      <text:p text:style-name="P3">TRACE ROUTE FROM HYANNIS COMMON GROUND:</text:p>
      <text:p text:style-name="P6"/>
      <text:p text:style-name="P6">$ traceroute capecod.edu</text:p>
      <text:p text:style-name="P9">traceroute to capecod.edu (50.200.116.74), 64 hops max, 52 byte packets</text:p>
      <text:p text:style-name="P9"><text:s/>1 <text:s/>10.0.0.1 (10.0.0.1) <text:s/>5.741 ms <text:s/>1.539 ms <text:s/>97.793 ms</text:p>
      <text:p text:style-name="P9"><text:s/>2 <text:s/>broadcom.home (192.168.1.1) <text:s/>24.217 ms <text:s/>1153.835 ms <text:s/>561.392 ms</text:p>
      <text:p text:style-name="P9"><text:s/>3 <text:s/>10.9.65.1 (10.9.65.1) <text:s/>884.646 ms <text:s/>1329.405 ms <text:s/>388.152 ms</text:p>
      <text:p text:style-name="P9"><text:s/>4 <text:s/>p0-5-0-3.bstnma-lcr-22.verizon-gni.net (130.81.174.34) <text:s/>94.907 ms <text:s/>130.392 ms *</text:p>
      <text:p text:style-name="P9"><text:s/>5 <text:s/>* * *</text:p>
      <text:p text:style-name="P9"><text:s/>6 <text:s/>0.ae4.xl4.nyc1.alter.net (140.222.226.37) <text:s/>137.026 ms <text:s/>417.860 ms *</text:p>
      <text:p text:style-name="P9"><text:s/>7 <text:s/>0.xe-11-0-2.gw13.nyc1.alter.net (152.63.29.222) <text:s/>375.460 ms</text:p>
      <text:p text:style-name="P9"><text:s text:c="4"/>0.xe-9-2-0.gw13.nyc1.alter.net (152.63.4.145) <text:s/>168.178 ms</text:p>
      <text:p text:style-name="P9"><text:s text:c="4"/>0.xe-9-0-0.gw13.nyc1.alter.net (152.63.19.61) <text:s/>260.610 ms</text:p>
      <text:p text:style-name="P9"><text:s/>8 <text:s/>comcast.com.customer.alter.net (152.179.220.126) <text:s/>323.302 ms <text:s/>368.310 ms <text:s/>130.017 ms</text:p>
      <text:p text:style-name="P9"><text:s/>9 <text:s/>he-1-4-0-0-cr02.newyork.ny.ibone.comcast.net (68.86.84.249) <text:s/>159.991 ms</text:p>
      <text:p text:style-name="P9"><text:s text:c="4"/>he-1-3-0-4-cr02.newyork.ny.ibone.comcast.net (68.86.83.105) <text:s/>40.258 ms *</text:p>
      <text:p text:style-name="P9"><text:soft-page-break/>10 <text:s/>* be-10203-cr01.newyork.ny.ibone.comcast.net (68.86.85.53) <text:s/>85.015 ms <text:s/>30.036 ms</text:p>
      <text:p text:style-name="P9">11 <text:s/>be-7922-ar01.needham.ma.boston.comcast.net (68.86.90.218) <text:s/>42.642 ms <text:s/>47.909 ms <text:s/>242.153 ms</text:p>
      <text:p text:style-name="P9">12 <text:s/>* te-0-7-0-0-sur01.barnstable.ma.boston.comcast.net (69.139.220.62) <text:s/>38.372 ms <text:s/>39.050 ms</text:p>
      <text:p text:style-name="P9">13 <text:s/>* * *</text:p>
      <text:p text:style-name="P9">14 <text:s/>* * *</text:p>
      <text:p text:style-name="P9">15 <text:s/>* *^C</text:p>
      <text:p text:style-name="P9">[01:41:08 @<text:span text:style-name="T25">OSX</text:span><text:span text:style-name="T27">:</text:span><text:span text:style-name="T27">~/telegraph/</text:span><text:span text:style-name="T27">] $ traceroute www.whoi.edu</text:span></text:p>
      <text:p text:style-name="P9"><text:span text:style-name="T27">traceroute to vishnu.whoi.edu (128.128.76.17), 64 hops max, 52 byte packets</text:span></text:p>
      <text:p text:style-name="P9"><text:span text:style-name="T27"><text:s/>1 <text:s/>* 10.0.0.1 (10.0.0.1) <text:s/>3.590 ms <text:s/>2.959 ms</text:span></text:p>
      <text:p text:style-name="P9"><text:span text:style-name="T27"><text:s/>2 <text:s/>broadcom.home (192.168.1.1) <text:s/>8.465 ms <text:s/>4.145 ms <text:s/>13.819 ms</text:span></text:p>
      <text:p text:style-name="P9"><text:span text:style-name="T27"><text:s/>3 <text:s/>10.9.65.1 (10.9.65.1) <text:s/>98.295 ms * <text:s/>11.640 ms</text:span></text:p>
      <text:p text:style-name="P9"><text:span text:style-name="T27"><text:s/>4 <text:s/>p0-5-0-3.bstnma-lcr-21.verizon-gni.net (130.81.174.32) <text:s/>16.663 ms <text:s/>14.056 ms <text:s/>16.363 ms</text:span></text:p>
      <text:p text:style-name="P9"><text:span text:style-name="T27"><text:s/>5 <text:s/>* * *</text:span></text:p>
      <text:p text:style-name="P9"><text:span text:style-name="T27"><text:s/>6 <text:s/>0.ae3.xl3.nyc1.alter.net (140.222.226.31) <text:s/>28.193 ms <text:s/>21.917 ms <text:s/>23.809 ms</text:span></text:p>
      <text:p text:style-name="P9"><text:span text:style-name="T27"><text:s/>7 <text:s/>0.xe-8-3-0.gw13.nyc1.alter.net (152.63.5.1) <text:s/>22.305 ms</text:span></text:p>
      <text:p text:style-name="P9"><text:span text:style-name="T27"><text:s text:c="4"/>0.xe-10-0-1.gw13.nyc1.alter.net (152.63.20.169) <text:s/>25.635 ms</text:span></text:p>
      <text:p text:style-name="P9"><text:span text:style-name="T27"><text:s text:c="4"/>0.xe-8-2-0.gw13.nyc1.alter.net (152.63.4.137) <text:s/>61.835 ms</text:span></text:p>
      <text:p text:style-name="P9"><text:span text:style-name="T27"><text:s/>8 <text:s/>* comcast.com.customer.alter.net (152.179.220.126) <text:s/>23.840 ms <text:s/>22.943 ms</text:span></text:p>
      <text:p text:style-name="P9"><text:span text:style-name="T27"><text:s/>9 <text:s/>he-1-3-0-2-cr02.newyork.ny.ibone.comcast.net (68.86.83.97) <text:s/>32.361 ms</text:span></text:p>
      <text:p text:style-name="P9"><text:span text:style-name="T27"><text:s text:c="4"/>he-1-4-0-0-cr02.newyork.ny.ibone.comcast.net (68.86.84.249) <text:s/>26.341 ms <text:s/>28.962 ms</text:span></text:p>
      <text:p text:style-name="P9"><text:span text:style-name="T27">10 <text:s/>be-10203-cr01.newyork.ny.ibone.comcast.net (68.86.85.53) <text:s/>24.409 ms * <text:s/>28.455 ms</text:span></text:p>
      <text:p text:style-name="P9"><text:span text:style-name="T27">11 <text:s/>be-7922-ar01.needham.ma.boston.comcast.net (68.86.90.218) <text:s/>35.260 ms <text:s/>32.525 ms <text:s/>31.116 ms</text:span></text:p>
      <text:p text:style-name="P9"><text:span text:style-name="T27">12 <text:s/>te-0-7-0-0-sur01.mashpee.ma.boston.comcast.net (68.85.37.94) <text:s/>34.098 ms <text:s/>33.418 ms <text:s/>35.446 ms</text:span></text:p>
      <text:p text:style-name="P9"><text:span text:style-name="T27">13 <text:s/>* * *</text:span></text:p>
      <text:p text:style-name="P9"><text:span text:style-name="T27">14 <text:s/>* * *</text:span></text:p>
      <text:p text:style-name="P9"><text:span text:style-name="T27">^C</text:span></text:p>
      <text:p text:style-name="P9"><text:span text:style-name="T27">[01:42:46 @</text:span><text:span text:style-name="T25">OSX</text:span><text:span text:style-name="T27">:</text:span><text:span text:style-name="T27">~/telegraph/</text:span><text:span text:style-name="T27">] $ traceroute mit.edu</text:span></text:p>
      <text:p text:style-name="P9"><text:span text:style-name="T27">traceroute to mit.edu (172.229.215.86), 64 hops max, 52 byte packets</text:span></text:p>
      <text:p text:style-name="P9"><text:span text:style-name="T27"><text:s/>1 <text:s/>10.0.0.1 (10.0.0.1) <text:s/>5.641 ms <text:s/>3.049 ms <text:s/>2.789 ms</text:span></text:p>
      <text:p text:style-name="P9"><text:span text:style-name="T27"><text:s/>2 <text:s/>broadcom.home (192.168.1.1) <text:s/>7.419 ms <text:s/>4.247 ms <text:s/>4.247 ms</text:span></text:p>
      <text:p text:style-name="P9"><text:span text:style-name="T27"><text:s/>3 <text:s/>10.9.65.1 (10.9.65.1) <text:s/>13.210 ms <text:s/>11.315 ms <text:s/>10.981 ms</text:span></text:p>
      <text:p text:style-name="P9"><text:span text:style-name="T27"><text:s/>4 <text:s/>p0-1-0-5.bstnma-lcr-21.verizon-gni.net (100.41.195.123) <text:s/>17.368 ms <text:s/>18.253 ms <text:s/>18.475 ms</text:span></text:p>
      <text:p text:style-name="P10"><text:span text:style-name="T11"><text:s/>5 <text:s/>* * *</text:span></text:p>
      <text:p text:style-name="P10"><text:span text:style-name="T11"><text:s/>6 <text:s/>* * *</text:span></text:p>
      <text:p text:style-name="P10"><text:span text:style-name="T11"><text:s/>7 <text:s/>* * 0.ae1.br2.nyc4.alter.net (140.222.229.91) <text:s/>351.382 ms</text:span></text:p>
      <text:p text:style-name="P10"><text:span text:style-name="T11"><text:s/>8 <text:s/>204.255.168.174 (204.255.168.174) <text:s/>37.030 ms <text:s/>39.034 ms <text:s/>37.114 ms</text:span></text:p>
      <text:p text:style-name="P10"><text:span text:style-name="T11"><text:s/>9 <text:s/>63.243.128.10 (63.243.128.10) <text:s/>26.010 ms <text:s/>32.820 ms <text:s/>25.746 ms</text:span></text:p>
      <text:p text:style-name="P10"><text:span text:style-name="T11">10 <text:s/>a172-229-215-86.deploy.static.akamaitechnologies.com (172.229.215.86) <text:s/>44.420 ms <text:s/>21.558 ms <text:s/>40.509 ms</text:span></text:p>
      <text:p text:style-name="P10"><text:span text:style-name="T11">[01:44:16 @</text:span><text:span text:style-name="T9">OSX</text:span><text:span text:style-name="T11">:</text:span><text:span text:style-name="T11">~/telegraph/</text:span><text:span text:style-name="T11">] $ traceroute harvard.edu</text:span></text:p>
      <text:p text:style-name="P10"><text:span text:style-name="T11">traceroute to harvard.edu (54.236.202.112), 64 hops max, 52 byte packets</text:span></text:p>
      <text:p text:style-name="P10"><text:span text:style-name="T11"><text:s/>1 <text:s/>10.0.0.1 (10.0.0.1) <text:s/>3.016 ms <text:s/>2.809 ms <text:s/>13.195 ms</text:span></text:p>
      <text:p text:style-name="P10"><text:span text:style-name="T11"><text:s/>2 <text:s/>broadcom.home (192.168.1.1) <text:s/>7.147 ms * *</text:span></text:p>
      <text:p text:style-name="P10"><text:span text:style-name="T11"><text:s/>3 <text:s/>* * *</text:span></text:p>
      <text:p text:style-name="P10"><text:span text:style-name="T11"><text:s/>4 <text:s/>* * *</text:span></text:p>
      <text:p text:style-name="P10"><text:span text:style-name="T11"><text:s/>5 <text:s/>* * *</text:span></text:p>
      <text:p text:style-name="P10"><text:span text:style-name="T11"><text:s/>6 <text:s/>* * *</text:span></text:p>
      <text:p text:style-name="P10"><text:span text:style-name="T11"><text:s/>7 <text:s/>* * *</text:span></text:p>
      <text:p text:style-name="P10"><text:span text:style-name="T11"><text:s/>8 <text:s/>0.ae3.xl3.nyc1.alter.net (140.222.226.31) <text:s/>158.421 ms <text:s/>27.370 ms <text:s/>23.860 ms</text:span></text:p>
      <text:p text:style-name="P10"><text:span text:style-name="T11"><text:s/>9 <text:s/>0.ae1.br1.nyc1.alter.net (152.63.19.194) <text:s/>26.749 ms <text:s/>59.687 ms <text:s/>21.318 ms</text:span></text:p>
      <text:p text:style-name="P10"><text:span text:style-name="T11">10 <text:s/>jfk-brdr-04.inet.qwest.net (63.235.40.53) <text:s/>20.792 ms <text:s/>21.631 ms <text:s/>21.198 ms</text:span></text:p>
      <text:p text:style-name="P10"><text:span text:style-name="T11">11 <text:s/>dca2-edge-01.inet.qwest.net (67.14.36.10) <text:s/>33.626 ms <text:s/>92.729 ms <text:s/>26.402 ms</text:span></text:p>
      <text:p text:style-name="P10"><text:span text:style-name="T11">12 <text:s/>65.120.78.82 (65.120.78.82) <text:s/>26.467 ms</text:span></text:p>
      <text:p text:style-name="P10"><text:span text:style-name="T11"><text:s text:c="4"/>67.133.224.206 (67.133.224.206) <text:s/>26.915 ms</text:span></text:p>
      <text:p text:style-name="P10"><text:span text:style-name="T11"><text:s text:c="4"/>65.120.78.82 (65.120.78.82) <text:s/>29.028 ms</text:span></text:p>
      <text:p text:style-name="P10"><text:span text:style-name="T11">13 <text:s/>54.239.109.82 (54.239.109.82) <text:s/>52.199 ms</text:span></text:p>
      <text:p text:style-name="P10"><text:span text:style-name="T11"><text:s text:c="4"/>54.239.109.224 (54.239.109.224) <text:s/>59.259 ms</text:span></text:p>
      <text:p text:style-name="P10"><text:span text:style-name="T11"><text:s text:c="4"/>54.239.110.4 (54.239.110.4) <text:s/>48.229 ms</text:span></text:p>
      <text:p text:style-name="P10"><text:span text:style-name="T11">14 <text:s/>54.239.110.61 (54.239.110.61) <text:s/>44.517 ms * *</text:span></text:p>
      <text:p text:style-name="P10"><text:span text:style-name="T11">15 <text:s/>* 205.251.245.242 (205.251.245.242) <text:s/>1037.109 ms *</text:span></text:p>
      <text:p text:style-name="P10"><text:span text:style-name="T11">16 <text:s/>* * *</text:span></text:p>
      <text:p text:style-name="P10"><text:span text:style-name="T11">17 <text:s/>* * *</text:span></text:p>
      <text:p text:style-name="P10"><text:span text:style-name="T11">18 <text:s/>* * *</text:span></text:p>
      <text:p text:style-name="P10"><text:span text:style-name="T11">19 <text:s/>* * *</text:span></text:p>
      <text:p text:style-name="P10"><text:span text:style-name="T11">20 <text:s/>* * *</text:span></text:p>
      <text:p text:style-name="P10"><text:span text:style-name="T11">21 <text:s/>* * *</text:span></text:p>
      <text:p text:style-name="P10"><text:span text:style-name="T11">22 <text:s/>* * *</text:span></text:p>
      <text:p text:style-name="P10"><text:span text:style-name="T11">c^C</text:span></text:p>
      <text:p text:style-name="P10"><text:span text:style-name="T11">[01:48:11 @</text:span><text:span text:style-name="T9">OSX</text:span><text:span text:style-name="T11">:</text:span><text:span text:style-name="T11">~/telegraph/</text:span><text:span text:style-name="T11">] $ traceroute facebook.com</text:span></text:p>
      <text:p text:style-name="P10"><text:span text:style-name="T11">traceroute to facebook.com (31.13.69.197), 64 hops max, 52 byte packets</text:span></text:p>
      <text:p text:style-name="P10"><text:span text:style-name="T11"><text:s/>1 <text:s/>10.0.0.1 (10.0.0.1) <text:s/>16.604 ms <text:s/>2.748 ms <text:s/>8.813 ms</text:span></text:p>
      <text:p text:style-name="P10"><text:span text:style-name="T11"><text:s/>2 <text:s/>broadcom.home (192.168.1.1) <text:s/>10.811 ms <text:s/>75.163 ms <text:s/>6.867 ms</text:span></text:p>
      <text:p text:style-name="P10"><text:span text:style-name="T11"><text:s/>3 <text:s/>* 10.9.65.1 (10.9.65.1) <text:s/>12.333 ms <text:s/>12.408 ms</text:span></text:p>
      <text:p text:style-name="P10"><text:span text:style-name="T11"><text:s/>4 <text:s/>p0-5-0-3.bstnma-lcr-21.verizon-gni.net (130.81.174.32) <text:s/>16.266 ms <text:s/>14.094 ms <text:s/>16.421 ms</text:span></text:p>
      <text:p text:style-name="P10"><text:span text:style-name="T11"><text:s/>5 <text:s/>* * *</text:span></text:p>
      <text:p text:style-name="P10"><text:span text:style-name="T11"><text:s/>6 <text:s/>0.ae3.xl1.iad8.alter.net (140.222.226.227) <text:s/>50.607 ms <text:s/>29.208 ms <text:s/>26.923 ms</text:span></text:p>
      <text:p text:style-name="P10"><text:span text:style-name="T11"><text:s/>7 <text:s/>0.xe-8-3-0.gw9.iad8.alter.net (152.63.36.14) <text:s/>28.527 ms</text:span></text:p>
      <text:p text:style-name="P10"><text:span text:style-name="T11"><text:s text:c="4"/>0.xe-10-1-0.gw9.iad8.alter.net (152.63.35.109) <text:s/>32.230 ms</text:span></text:p>
      <text:p text:style-name="P10"><text:soft-page-break/><text:span text:style-name="T11"><text:s text:c="4"/>0.xe-8-2-0.gw9.iad8.alter.net (152.63.35.250) <text:s/>28.303 ms</text:span></text:p>
      <text:p text:style-name="P10"><text:span text:style-name="T11"><text:s/>8 <text:s/>fb-gw.customer.alter.net (204.148.11.102) <text:s/>30.863 ms <text:s/>29.205 ms <text:s/>31.661 ms</text:span></text:p>
      <text:p text:style-name="P10"><text:span text:style-name="T11"><text:s/>9 <text:s/>psw01c.iad3.tfbnw.net (204.15.23.144) <text:s/>29.669 ms</text:span></text:p>
      <text:p text:style-name="P10"><text:span text:style-name="T11"><text:s text:c="4"/>psw01d.iad3.tfbnw.net (204.15.23.143) <text:s/>26.371 ms <text:s/>32.777 ms</text:span></text:p>
      <text:p text:style-name="P10"><text:span text:style-name="T11">10 <text:s/>msw1af.01.iad3.tfbnw.net (204.15.23.66) <text:s/>36.193 ms</text:span></text:p>
      <text:p text:style-name="P10"><text:span text:style-name="T11"><text:s text:c="4"/>msw1ac.01.iad3.tfbnw.net (204.15.23.62) <text:s/>32.791 ms</text:span></text:p>
      <text:p text:style-name="P10"><text:span text:style-name="T11"><text:s text:c="4"/>msw1ae.01.iad3.tfbnw.net (173.252.65.91) <text:s/>37.289 ms</text:span></text:p>
      <text:p text:style-name="P10"><text:span text:style-name="T11">11 <text:s/>edge-star-shv-01-iad3.facebook.com (31.13.69.197) <text:s/>33.529 ms <text:s/>27.306 ms <text:s/>34.478 ms</text:span></text:p>
      <text:p text:style-name="P11"><text:span text:style-name="T8">[01:49:10 @</text:span><text:span text:style-name="T9">OSX</text:span><text:span text:style-name="T8">:</text:span><text:span text:style-name="T8">~/telegraph/</text:span><text:span text:style-name="T8">] $ </text:span></text:p>
      <text:p text:style-name="P11"><text:span text:style-name="T8"/></text:p>
      <text:p text:style-name="P11"><text:span text:style-name="T8"/></text:p>
      <text:p text:style-name="P12"><text:span text:style-name="T8">ACTUAL TRACE ROUTE FROM HYANNIS PUBLIC LIBRARY: (ASUS router)</text:span></text:p>
      <text:p text:style-name="P12"><text:span text:style-name="T1">$ traceroute facebook.com</text:span></text:p>
      <text:p text:style-name="P13"><text:span text:style-name="T1">traceroute to facebook.com (31.13.69.197), 64 hops max, 52 byte packets</text:span></text:p>
      <text:p text:style-name="P13"><text:span text:style-name="T1"><text:s/>1 <text:s/>router.asus.com (192.168.9.1) <text:s/>3.795 ms <text:s/>32.165 ms <text:s/>2.643 ms</text:span></text:p>
      <text:p text:style-name="P13"><text:span text:style-name="T1"><text:s/>2 <text:s/>192.168.0.1 (192.168.0.1) <text:s/>4.002 ms <text:s/>27.516 ms <text:s/>4.738 ms</text:span></text:p>
      <text:p text:style-name="P13"><text:span text:style-name="T1"><text:s/>3 <text:s/>* * *</text:span></text:p>
      <text:p text:style-name="P13"><text:span text:style-name="T1"><text:s/>4 <text:s/>te-9-2-ur01.barnstable.ma.boston.comcast.net (68.85.187.57) <text:s/>18.926 ms <text:s/>21.787 ms <text:s/>15.947 ms</text:span></text:p>
      <text:p text:style-name="P13"><text:span text:style-name="T1"><text:s/>5 <text:s/>po-61-ur02.mashpee.ma.boston.comcast.net (68.87.144.1) <text:s/>35.972 ms <text:s/>24.338 ms <text:s/>15.382 ms</text:span></text:p>
      <text:p text:style-name="P13"><text:span text:style-name="T1"><text:s/>6 <text:s/>po-50-ur01.mashpee.ma.boston.comcast.net (68.87.144.206) <text:s/>20.835 ms <text:s/>19.601 ms <text:s/>17.445 ms</text:span></text:p>
      <text:p text:style-name="P13"><text:span text:style-name="T1"><text:s/>7 <text:s/>be-73-ar01.needham.ma.boston.comcast.net (68.87.144.185) <text:s/>20.877 ms <text:s/>22.394 ms <text:s/>36.247 ms</text:span></text:p>
      <text:p text:style-name="P13"><text:span text:style-name="T1"><text:s/>8 <text:s/>be-7015-cr01.newyork.ny.ibone.comcast.net (68.86.90.217) <text:s/>38.697 ms <text:s/>44.937 ms <text:s/>57.627 ms</text:span></text:p>
      <text:p text:style-name="P13"><text:span text:style-name="T1"><text:s/>9 <text:s/>be-10102-cr02.ashburn.va.ibone.comcast.net (68.86.85.25) <text:s/>49.915 ms <text:s/>131.317 ms <text:s/>58.198 ms</text:span></text:p>
      <text:p text:style-name="P13"><text:span text:style-name="T1">10 <text:s/>he-0-13-0-0-pe04.ashburn.va.ibone.comcast.net (68.86.87.6) <text:s/>57.154 ms <text:s/>41.268 ms <text:s/>42.350 ms</text:span></text:p>
      <text:p text:style-name="P13"><text:span text:style-name="T1">11 <text:s/>* as32934-1-c.ashburn.va.ibone.comcast.net (173.167.57.10) <text:s/>971.661 ms <text:s/>684.680 ms</text:span></text:p>
      <text:p text:style-name="P13"><text:span text:style-name="T1">12 <text:s/>psw01b.iad3.tfbnw.net (204.15.23.154) <text:s/>751.166 ms</text:span></text:p>
      <text:p text:style-name="P13"><text:span text:style-name="T1"><text:s text:c="4"/>psw01c.iad3.tfbnw.net (204.15.23.144) <text:s/>66.674 ms</text:span></text:p>
      <text:p text:style-name="P13"><text:span text:style-name="T1"><text:s text:c="4"/>psw01a.iad3.tfbnw.net (204.15.23.162) <text:s/>1046.648 ms</text:span></text:p>
      <text:p text:style-name="P13"><text:span text:style-name="T1">13 <text:s/>msw1ad.01.iad3.tfbnw.net (204.15.23.42) <text:s/>1316.267 ms</text:span></text:p>
      <text:p text:style-name="P13"><text:span text:style-name="T1"><text:s text:c="4"/>msw1ak.01.iad3.tfbnw.net (204.15.23.63) <text:s/>833.242 ms</text:span></text:p>
      <text:p text:style-name="P13"><text:span text:style-name="T1"><text:s text:c="4"/>msw1ac.01.iad3.tfbnw.net (204.15.23.62) <text:s/>1256.036 ms</text:span></text:p>
      <text:p text:style-name="P12"><text:span text:style-name="T1">14 <text:s/>edge-star-shv-01-iad3.facebook.com (31.13.69.197) <text:s/>1016.442 ms <text:s/>642.013 ms <text:s/>1427.798 ms</text:span></text:p>
      <text:p text:style-name="P12"><text:span text:style-name="T1"/></text:p>
      <text:p text:style-name="P12"><text:span text:style-name="T1"/></text:p>
      <text:p text:style-name="P12"><text:span text:style-name="T1">$ traceroute mit.edu</text:span></text:p>
      <text:p text:style-name="P13"><text:span text:style-name="T1">traceroute to mit.edu (172.231.247.183), 64 hops max, 52 byte packets</text:span></text:p>
      <text:p text:style-name="P13"><text:span text:style-name="T1"><text:s/>1 <text:s/>router.asus.com (192.168.9.1) <text:s/>7.383 ms <text:s/>4.152 ms <text:s/>2.086 ms</text:span></text:p>
      <text:p text:style-name="P13"><text:span text:style-name="T1"><text:s/>2 <text:s/>192.168.0.1 (192.168.0.1) <text:s/>8.321 ms <text:s/>3.348 ms <text:s/>11.911 ms</text:span></text:p>
      <text:p text:style-name="P13"><text:span text:style-name="T1"><text:s/>3 <text:s/>* * *</text:span></text:p>
      <text:p text:style-name="P13"><text:span text:style-name="T1"><text:s/>4 <text:s/>te-5-1-ur01.barnstable.ma.boston.comcast.net (68.85.187.53) <text:s/>26.098 ms <text:s/>62.595 ms <text:s/>16.517 ms</text:span></text:p>
      <text:p text:style-name="P13"><text:span text:style-name="T1"><text:s/>5 <text:s/>po-61-ur02.mashpee.ma.boston.comcast.net (68.87.144.1) <text:s/>19.552 ms <text:s/>17.135 ms <text:s/>17.031 ms</text:span></text:p>
      <text:p text:style-name="P13"><text:span text:style-name="T1"><text:s/>6 <text:s/>po-50-ur01.mashpee.ma.boston.comcast.net (68.87.144.206) <text:s/>61.427 </text:span><text:soft-page-break/><text:span text:style-name="T1">ms <text:s/>81.573 ms <text:s/>16.746 ms</text:span></text:p>
      <text:p text:style-name="P13"><text:span text:style-name="T1"><text:s/>7 <text:s/>be-73-ar01.needham.ma.boston.comcast.net (68.87.144.185) <text:s/>44.552 ms <text:s/>44.349 ms <text:s/>32.611 ms</text:span></text:p>
      <text:p text:style-name="P13"><text:span text:style-name="T1"><text:s/>8 <text:s/>be-7015-cr01.newyork.ny.ibone.comcast.net (68.86.90.217) <text:s/>45.872 ms <text:s/>34.609 ms <text:s/>30.050 ms</text:span></text:p>
      <text:p text:style-name="P13"><text:span text:style-name="T1"><text:s/>9 <text:s/>be-10102-cr02.ashburn.va.ibone.comcast.net (68.86.85.25) <text:s/>89.605 ms <text:s/>54.168 ms <text:s/>35.955 ms</text:span></text:p>
      <text:p text:style-name="P13"><text:span text:style-name="T1">10 <text:s/>be-24-pe06.ashburn.va.ibone.comcast.net (68.86.82.162) <text:s/>30.942 ms <text:s/>47.205 ms <text:s/>36.440 ms</text:span></text:p>
      <text:p text:style-name="P13"><text:span text:style-name="T1">11 <text:s/>66.208.216.30 (66.208.216.30) <text:s/>1766.436 ms <text:s/>1376.318 ms <text:s/>2047.893 ms</text:span></text:p>
      <text:p text:style-name="P12"><text:span text:style-name="T1">12 <text:s/>* * a172-231-247-183.deploy.static.akamaitechnologies.com (172.231.247.183) <text:s/>1531.749 ms</text:span></text:p>
      <text:p text:style-name="P12"><text:span text:style-name="T1"/></text:p>
      <text:p text:style-name="P12"><text:span text:style-name="T1">$ traceroute google.com</text:span></text:p>
      <text:p text:style-name="P13"><text:span text:style-name="T1">traceroute to google.com (216.58.217.142), 64 hops max, 52 byte packets</text:span></text:p>
      <text:p text:style-name="P13"><text:span text:style-name="T1"><text:s/>1 <text:s/>router.asus.com (192.168.9.1) <text:s/>2.274 ms <text:s/>5.543 ms <text:s/>3.624 ms</text:span></text:p>
      <text:p text:style-name="P13"><text:span text:style-name="T1"><text:s/>2 <text:s/>192.168.0.1 (192.168.0.1) <text:s/>14.608 ms <text:s/>4.259 ms <text:s/>2.148 ms</text:span></text:p>
      <text:p text:style-name="P13"><text:span text:style-name="T1"><text:s/>3 <text:s/>* * *</text:span></text:p>
      <text:p text:style-name="P13"><text:span text:style-name="T1"><text:s/>4 <text:s/>te-5-1-ur01.barnstable.ma.boston.comcast.net (68.85.187.53) <text:s/>34.293 ms <text:s/>30.420 ms <text:s/>30.172 ms</text:span></text:p>
      <text:p text:style-name="P13"><text:span text:style-name="T1"><text:s/>5 <text:s/>po-61-ur02.mashpee.ma.boston.comcast.net (68.87.144.1) <text:s/>31.208 ms <text:s/>91.787 ms <text:s/>15.733 ms</text:span></text:p>
      <text:p text:style-name="P13"><text:span text:style-name="T1"><text:s/>6 <text:s/>po-50-ur01.mashpee.ma.boston.comcast.net (68.87.144.206) <text:s/>15.969 ms <text:s/>16.903 ms <text:s/>24.211 ms</text:span></text:p>
      <text:p text:style-name="P13"><text:span text:style-name="T1"><text:s/>7 <text:s/>be-73-ar01.needham.ma.boston.comcast.net (68.87.144.185) <text:s/>26.939 ms <text:s/>24.210 ms <text:s/>22.353 ms</text:span></text:p>
      <text:p text:style-name="P13"><text:span text:style-name="T1"><text:s/>8 <text:s/>be-7015-cr01.newyork.ny.ibone.comcast.net (68.86.90.217) <text:s/>33.256 ms <text:s/>27.201 ms <text:s/>38.572 ms</text:span></text:p>
      <text:p text:style-name="P13"><text:span text:style-name="T1"><text:s/>9 <text:s/>be-10203-cr02.newyork.ny.ibone.comcast.net (68.86.85.54) <text:s/>77.340 ms <text:s/>39.549 ms <text:s/>47.708 ms</text:span></text:p>
      <text:p text:style-name="P13"><text:span text:style-name="T1">10 <text:s/>he-0-12-0-1-pe02.111eighthave.ny.ibone.comcast.net (68.86.86.46) <text:s/>40.024 ms <text:s/>41.344 ms <text:s/>28.847 ms</text:span></text:p>
      <text:p text:style-name="P13"><text:span text:style-name="T1">11 <text:s/>50.248.116.186 (50.248.116.186) <text:s/>516.631 ms <text:s/>24.333 ms <text:s/>26.136 ms</text:span></text:p>
      <text:p text:style-name="P13"><text:span text:style-name="T1">12 <text:s/>209.85.245.116 (209.85.245.116) <text:s/>24.040 ms <text:s/>41.662 ms</text:span></text:p>
      <text:p text:style-name="P13"><text:span text:style-name="T1"><text:s text:c="4"/>209.85.248.242 (209.85.248.242) <text:s/>66.396 ms</text:span></text:p>
      <text:p text:style-name="P13"><text:span text:style-name="T1">13 <text:s/>72.14.236.208 (72.14.236.208) <text:s/>26.309 ms</text:span></text:p>
      <text:p text:style-name="P13"><text:span text:style-name="T1"><text:s text:c="4"/>209.85.246.4 (209.85.246.4) <text:s/>33.857 ms <text:s/>48.380 ms</text:span></text:p>
      <text:p text:style-name="P13"><text:span text:style-name="T1">14 <text:s/>216.239.40.205 (216.239.40.205) <text:s/>49.746 ms <text:s/>34.896 ms</text:span></text:p>
      <text:p text:style-name="P13"><text:span text:style-name="T1"><text:s text:c="4"/>209.85.143.222 (209.85.143.222) <text:s/>36.525 ms</text:span></text:p>
      <text:p text:style-name="P13"><text:span text:style-name="T1">15 <text:s/>216.239.43.66 (216.239.43.66) <text:s/>36.601 ms</text:span></text:p>
      <text:p text:style-name="P13"><text:span text:style-name="T1"><text:s text:c="4"/>209.85.143.213 (209.85.143.213) <text:s/>33.563 ms</text:span></text:p>
      <text:p text:style-name="P13"><text:span text:style-name="T1"><text:s text:c="4"/>72.14.236.147 (72.14.236.147) <text:s/>36.387 ms</text:span></text:p>
      <text:p text:style-name="P13"><text:span text:style-name="T1">16 <text:s/>209.85.143.33 (209.85.143.33) <text:s/>36.251 ms <text:s/>31.746 ms <text:s/>32.360 ms</text:span></text:p>
      <text:p text:style-name="P12"><text:span text:style-name="T1">17 <text:s/>iad23s43-in-f14.1e100.net (216.58.217.142) <text:s/>29.800 ms <text:s/>35.710 ms <text:s/>38.528 ms</text:span></text:p>
      <text:p text:style-name="P12"><text:span text:style-name="T1"/></text:p>
      <text:p text:style-name="P12"><text:span text:style-name="T1">$ traceroute harvard.edu</text:span></text:p>
      <text:p text:style-name="P13"><text:span text:style-name="T1">traceroute to harvard.edu (54.236.202.112), 64 hops max, 52 byte </text:span><text:soft-page-break/><text:span text:style-name="T1">packets</text:span></text:p>
      <text:p text:style-name="P13"><text:span text:style-name="T1"><text:s/>1 <text:s/>router.asus.com (192.168.9.1) <text:s/>27.940 ms <text:s/>7.420 ms <text:s/>9.174 ms</text:span></text:p>
      <text:p text:style-name="P13"><text:span text:style-name="T1"><text:s/>2 <text:s/>192.168.0.1 (192.168.0.1) <text:s/>20.795 ms <text:s/>20.507 ms <text:s/>17.099 ms</text:span></text:p>
      <text:p text:style-name="P13"><text:span text:style-name="T1"><text:s/>3 <text:s/>* * *</text:span></text:p>
      <text:p text:style-name="P13"><text:span text:style-name="T1"><text:s/>4 <text:s/>* te-9-2-ur01.barnstable.ma.boston.comcast.net (68.85.187.57) <text:s/>76.676 ms <text:s/>17.295 ms</text:span></text:p>
      <text:p text:style-name="P13"><text:span text:style-name="T1"><text:s/>5 <text:s/>po-61-ur02.mashpee.ma.boston.comcast.net (68.87.144.1) <text:s/>16.745 ms <text:s/>27.928 ms <text:s/>102.802 ms</text:span></text:p>
      <text:p text:style-name="P13"><text:span text:style-name="T1"><text:s/>6 <text:s/>po-50-ur01.mashpee.ma.boston.comcast.net (68.87.144.206) <text:s/>35.589 ms <text:s/>22.384 ms <text:s/>99.128 ms</text:span></text:p>
      <text:p text:style-name="P13"><text:span text:style-name="T1"><text:s/>7 <text:s/>be-73-ar01.needham.ma.boston.comcast.net (68.87.144.185) <text:s/>25.594 ms <text:s/>46.582 ms <text:s/>72.035 ms</text:span></text:p>
      <text:p text:style-name="P13"><text:span text:style-name="T1"><text:s/>8 <text:s/>be-7015-cr01.newyork.ny.ibone.comcast.net (68.86.90.217) <text:s/>54.076 ms <text:s/>49.668 ms <text:s/>60.011 ms</text:span></text:p>
      <text:p text:style-name="P13"><text:span text:style-name="T1"><text:s/>9 <text:s/>c-eth-0-2-0-pe04.111eighthave.ny.ibone.comcast.net (68.86.87.98) <text:s/>38.259 ms <text:s/>35.415 ms <text:s/>51.757 ms</text:span></text:p>
      <text:p text:style-name="P13"><text:span text:style-name="T1">10 <text:s/>50.242.148.122 (50.242.148.122) <text:s/>1128.667 ms <text:s/>1655.050 ms <text:s/>1245.219 ms</text:span></text:p>
      <text:p text:style-name="P13"><text:span text:style-name="T1">11 <text:s/>* * *</text:span></text:p>
      <text:p text:style-name="P13"><text:span text:style-name="T1">12 <text:s/>* 54.240.229.243 (54.240.229.243) <text:s/>405.439 ms *</text:span></text:p>
      <text:p text:style-name="P13"><text:span text:style-name="T1">13 <text:s/>* * *</text:span></text:p>
      <text:p text:style-name="P13"><text:span text:style-name="T1">14 <text:s/>* 205.251.244.125 (205.251.244.125) <text:s/>998.058 ms *</text:span></text:p>
      <text:p text:style-name="P13"><text:span text:style-name="T1">15 <text:s/>* * *</text:span></text:p>
      <text:p text:style-name="P13"><text:span text:style-name="T1">16 <text:s/>* * *</text:span></text:p>
      <text:p text:style-name="P13"><text:span text:style-name="T1">17 <text:s/>205.251.245.234 (205.251.245.234) <text:s/>242.856 ms</text:span></text:p>
      <text:p text:style-name="P13"><text:span text:style-name="T1"><text:s text:c="4"/>205.251.245.55 (205.251.245.55) <text:s/>520.341 ms <text:s/>461.802 ms</text:span></text:p>
      <text:p text:style-name="P13"><text:span text:style-name="T1">18 <text:s/>* * *</text:span></text:p>
      <text:p text:style-name="P13"><text:span text:style-name="T1">19 <text:s/>* 205.251.245.55 (205.251.245.55) <text:s/>425.930 ms *</text:span></text:p>
      <text:p text:style-name="P13"><text:span text:style-name="T1">20 <text:s/>* * *</text:span></text:p>
      <text:p text:style-name="P13"><text:span text:style-name="T1">21 <text:s/>* * *</text:span></text:p>
      <text:p text:style-name="P13"><text:span text:style-name="T1">22 <text:s/>* * *</text:span></text:p>
      <text:p text:style-name="P13"><text:span text:style-name="T1">23 <text:s/>* * *</text:span></text:p>
      <text:p text:style-name="P13"><text:span text:style-name="T1">24 <text:s/>* * *</text:span></text:p>
      <text:p text:style-name="P12"><text:span text:style-name="T1">25 <text:s/>* * *</text:span></text:p>
      <text:p text:style-name="P12"><text:span text:style-name="T1"/></text:p>
      <text:p text:style-name="P12"><text:span text:style-name="T1">$ traceroute capecod.edu</text:span></text:p>
      <text:p text:style-name="P13"><text:span text:style-name="T1">traceroute to capecod.edu (50.200.116.74), 64 hops max, 52 byte packets</text:span></text:p>
      <text:p text:style-name="P13"><text:span text:style-name="T1"><text:s/>1 <text:s/>router.asus.com (192.168.9.1) <text:s/>3.299 ms <text:s/>4.982 ms <text:s/>3.142 ms</text:span></text:p>
      <text:p text:style-name="P13"><text:span text:style-name="T1"><text:s/>2 <text:s/>192.168.0.1 (192.168.0.1) <text:s/>4.766 ms <text:s/>143.632 ms <text:s/>11.655 ms</text:span></text:p>
      <text:p text:style-name="P13"><text:span text:style-name="T1"><text:s/>3 <text:s/>* * *</text:span></text:p>
      <text:p text:style-name="P13"><text:span text:style-name="T1"><text:s/>4 <text:s/>te-9-2-ur01.barnstable.ma.boston.comcast.net (68.85.187.57) <text:s/>24.186 ms <text:s/>16.544 ms <text:s/>78.174 ms</text:span></text:p>
      <text:p text:style-name="P13"><text:span text:style-name="T1"><text:s/>5 <text:s/>be-28-ar01.woburn.ma.boston.comcast.net (68.87.144.5) <text:s/>52.407 ms <text:s/>41.244 ms <text:s/>32.539 ms</text:span></text:p>
      <text:p text:style-name="P13"><text:span text:style-name="T1"><text:s/>6 <text:s/>te-0-0-0-0-sur01.barnstable.ma.boston.comcast.net (69.139.220.66) <text:s/>36.969 ms <text:s/>31.900 ms <text:s/>39.157 ms</text:span></text:p>
      <text:p text:style-name="P13"><text:span text:style-name="T1"><text:s/>7 <text:s/>* * *</text:span></text:p>
      <text:p text:style-name="P13"><text:span text:style-name="T1"><text:s/>8 <text:s/>* * *</text:span></text:p>
      <text:p text:style-name="P13"><text:span text:style-name="T1"><text:s/>9 <text:s/>* * *</text:span></text:p>
      <text:p text:style-name="P13"><text:soft-page-break/><text:span text:style-name="T1">10 <text:s/>* * *</text:span></text:p>
      <text:p text:style-name="P12"><text:span text:style-name="T1">11 <text:s/>* * 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" svg:font-family="Courier" style:font-family-generic="modern" style:font-pitch="variable"/>
    <style:font-face style:name="AndaleMono" svg:font-family="AndaleMon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8T17:46:20.717903779</meta:creation-date>
    <dc:date>2015-09-02T14:30:18.779334000</dc:date>
    <meta:editing-duration>P4DT2H48M11S</meta:editing-duration>
    <meta:editing-cycles>6</meta:editing-cycles>
    <meta:generator>LibreOffice/4.4.5.2$MacOSX_X86_64 LibreOffice_project/a22f674fd25a3b6f45bdebf25400ed2adff0ff99</meta:generator>
    <meta:document-statistic meta:table-count="0" meta:image-count="0" meta:object-count="0" meta:page-count="6" meta:paragraph-count="265" meta:word-count="1813" meta:character-count="15491" meta:non-whitespace-character-count="13072"/>
  </office:meta>
</office:document-meta>
</file>